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9.173cm" fo:min-width="11.066cm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25cm" fo:min-width="0.291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25cm" fo:min-width="4.023cm" fo:padding-top="0.139cm" fo:padding-bottom="0.139cm" fo:padding-left="0.264cm" fo:padding-right="0.264cm" style:writing-mode="lr-tb"/>
      <style:paragraph-properties style:writing-mode="lr-tb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0.952cm" fo:min-width="3.939cm" fo:padding-top="0.139cm" fo:padding-bottom="0.139cm" fo:padding-left="0.264cm" fo:padding-right="0.264cm" style:writing-mode="lr-tb"/>
      <style:paragraph-properties style:writing-mode="lr-tb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403cm" fo:min-width="4.16cm" fo:padding-top="0.139cm" fo:padding-bottom="0.139cm" fo:padding-left="0.264cm" fo:padding-right="0.264cm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381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25cm" fo:min-width="4.054cm" fo:padding-top="0.139cm" fo:padding-bottom="0.139cm" fo:padding-left="0.264cm" fo:padding-right="0.264cm" style:writing-mode="lr-tb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.039cm" fo:min-width="3.939cm" fo:padding-top="0.139cm" fo:padding-bottom="0.139cm" fo:padding-left="0.264cm" fo:padding-right="0.264cm" style:writing-mode="lr-tb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18.463cm" fo:min-width="23.519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4.662cm" fo:min-width="4.048cm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0.6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237cm"/>
      <style:paragraph-properties style:writing-mode="lr-tb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4.971cm" fo:min-width="4.509cm" fo:padding-top="0.139cm" fo:padding-bottom="0.139cm" fo:padding-left="0.264cm" fo:padding-right="0.264cm"/>
    </style:style>
    <style:style style:name="gr18" style:family="graphic" style:parent-style-name="standard">
      <style:graphic-properties draw:stroke="none" svg:stroke-color="#000000" draw:fill="none" draw:fill-color="#ffffff" fo:min-height="3.455cm"/>
      <style:paragraph-properties style:writing-mode="lr-tb"/>
    </style:style>
    <style:style style:name="gr19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3.324cm" fo:min-width="4.509cm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2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7.5pt"/>
    </style:style>
    <style:style style:name="P3" style:family="paragraph">
      <loext:graphic-properties draw:fill="none"/>
      <style:paragraph-properties fo:text-align="center" style:writing-mode="lr-tb"/>
      <style:text-properties fo:font-size="17.5pt"/>
    </style:style>
    <style:style style:name="P4" style:family="paragraph">
      <style:text-properties fo:font-size="17.5pt"/>
    </style:style>
    <style:style style:name="P5" style:family="paragraph">
      <loext:graphic-properties draw:fill="none" draw:fill-color="#ffffff"/>
      <style:text-properties fo:font-size="17.5pt"/>
    </style:style>
    <style:style style:name="P6" style:family="paragraph">
      <style:text-properties fo:font-size="12.6000003814697pt"/>
    </style:style>
    <style:style style:name="P7" style:family="paragraph">
      <loext:graphic-properties draw:fill="none" draw:fill-color="#ffffff"/>
      <style:text-properties fo:font-size="12.6000003814697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1.594cm" svg:height="19.451cm" svg:x="14.683cm" svg:y="5.02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4.683cm" svg:y1="5.953cm" svg:x2="21.349cm" svg:y2="5.953cm">
            <text:p/>
          </draw:line>
          <draw:line draw:style-name="gr3" draw:text-style-name="P1" draw:layer="layout" svg:x1="21.64cm" svg:y1="5.027cm" svg:x2="21.64cm" svg:y2="5.644cm">
            <text:p/>
          </draw:line>
          <draw:line draw:style-name="gr3" draw:text-style-name="P1" draw:layer="layout" svg:x1="21.349cm" svg:y1="5.953cm" svg:x2="21.639cm" svg:y2="5.644cm">
            <text:p/>
          </draw:line>
        </draw:g>
        <draw:g draw:style-name="gr1">
          <draw:custom-shape draw:style-name="gr4" draw:text-style-name="P1" draw:layer="layout" svg:width="1.119cm" svg:height="1.235cm" svg:x="12.165cm" svg:y="10.5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1" draw:layer="layout" svg:x1="12.725cm" svg:y1="11.819cm" svg:x2="12.725cm" svg:y2="13.362cm">
              <text:p/>
            </draw:line>
            <draw:line draw:style-name="gr5" draw:text-style-name="P1" draw:layer="layout" svg:x1="12.165cm" svg:y1="12.436cm" svg:x2="13.564cm" svg:y2="12.436cm">
              <text:p/>
            </draw:line>
            <draw:line draw:style-name="gr5" draw:text-style-name="P1" draw:layer="layout" svg:x1="12.725cm" svg:y1="13.362cm" svg:x2="11.885cm" svg:y2="14.289cm">
              <text:p/>
            </draw:line>
            <draw:line draw:style-name="gr5" draw:text-style-name="P1" draw:layer="layout" svg:x1="12.725cm" svg:y1="13.362cm" svg:x2="13.565cm" svg:y2="14.289cm">
              <text:p/>
            </draw:line>
          </draw:g>
        </draw:g>
        <draw:custom-shape draw:style-name="gr6" draw:text-style-name="P3" draw:layer="layout" svg:width="6.435cm" svg:height="2.16cm" svg:x="16.642cm" svg:y="7.188cm">
          <text:p text:style-name="P2">Login 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6.317cm" svg:height="1.738cm" svg:x="17.017cm" svg:y="9.662cm">
          <text:p text:style-name="P2">Find Restaur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6.628cm" svg:height="2.375cm" svg:x="16.589cm" svg:y="16.322cm">
          <text:p text:style-name="P2">Ready Foo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435cm" svg:height="2.16cm" svg:x="16.642cm" svg:y="19.066cm">
          <text:p text:style-name="P2">Make pay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435cm" svg:height="2.16cm" svg:x="16.642cm" svg:y="21.391cm">
          <text:p text:style-name="P2">Take pay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.958cm" svg:height="1.235cm" svg:x="11.886cm" svg:y="14.598cm">
          <draw:text-box>
            <text:p text:style-name="P4">user</text:p>
          </draw:text-box>
        </draw:frame>
        <draw:g draw:style-name="gr1">
          <draw:custom-shape draw:style-name="gr4" draw:text-style-name="P1" draw:layer="layout" svg:width="1.119cm" svg:height="1.235cm" svg:x="27.584cm" svg:y="8.3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3" draw:text-style-name="P1" draw:layer="layout" svg:x1="28.144cm" svg:y1="9.604cm" svg:x2="28.144cm" svg:y2="11.147cm">
              <text:p/>
            </draw:line>
            <draw:line draw:style-name="gr5" draw:text-style-name="P1" draw:layer="layout" svg:x1="27.584cm" svg:y1="10.221cm" svg:x2="28.983cm" svg:y2="10.221cm">
              <text:p/>
            </draw:line>
            <draw:line draw:style-name="gr5" draw:text-style-name="P1" draw:layer="layout" svg:x1="28.144cm" svg:y1="11.147cm" svg:x2="27.304cm" svg:y2="12.074cm">
              <text:p/>
            </draw:line>
            <draw:line draw:style-name="gr5" draw:text-style-name="P1" draw:layer="layout" svg:x1="28.144cm" svg:y1="11.147cm" svg:x2="28.984cm" svg:y2="12.074cm">
              <text:p/>
            </draw:line>
          </draw:g>
        </draw:g>
        <draw:frame draw:style-name="gr10" draw:text-style-name="P5" draw:layer="layout" svg:width="3.803cm" svg:height="1.631cm" svg:x="26.435cm" svg:y="12.436cm">
          <draw:text-box>
            <text:p text:style-name="P4">Restaurant</text:p>
          </draw:text-box>
        </draw:frame>
        <draw:line draw:style-name="gr3" draw:text-style-name="P1" draw:layer="layout" svg:x1="16.642cm" svg:y1="8.114cm" svg:x2="13.844cm" svg:y2="12.746cm">
          <text:p/>
        </draw:line>
        <draw:line draw:style-name="gr3" draw:text-style-name="P1" draw:layer="layout" svg:x1="17.072cm" svg:y1="10.811cm" svg:x2="13.844cm" svg:y2="13.054cm">
          <text:p/>
        </draw:line>
        <draw:line draw:style-name="gr3" draw:text-style-name="P1" draw:layer="layout" svg:x1="16.642cm" svg:y1="19.991cm" svg:x2="13.844cm" svg:y2="14.434cm">
          <text:p/>
        </draw:line>
        <draw:line draw:style-name="gr3" draw:text-style-name="P1" draw:layer="layout" svg:x1="26.715cm" svg:y1="10.276cm" svg:x2="23.078cm" svg:y2="8.114cm">
          <text:p/>
        </draw:line>
        <draw:line draw:style-name="gr3" draw:text-style-name="P1" draw:layer="layout" svg:x1="26.866cm" svg:y1="11.239cm" svg:x2="23.206cm" svg:y2="17.499cm">
          <text:p/>
        </draw:line>
        <draw:line draw:style-name="gr3" draw:text-style-name="P1" draw:layer="layout" svg:x1="26.436cm" svg:y1="12.436cm" svg:x2="23.078cm" svg:y2="22.316cm">
          <text:p/>
        </draw:line>
        <draw:frame draw:style-name="gr10" draw:text-style-name="P5" draw:layer="layout" svg:width="8.611cm" svg:height="1.631cm" svg:x="14.684cm" svg:y="5.026cm">
          <draw:text-box>
            <text:p text:style-name="P4">USD: Restaurant Finder</text:p>
          </draw:text-box>
        </draw:frame>
        <draw:custom-shape draw:style-name="gr11" draw:text-style-name="P3" draw:layer="layout" svg:width="6.478cm" svg:height="2.16cm" svg:x="16.749cm" svg:y="13.915cm">
          <text:p text:style-name="P2">Accept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6.813cm" svg:y1="10.758cm" svg:x2="23.227cm" svg:y2="15.093cm">
          <text:p/>
        </draw:line>
        <draw:custom-shape draw:style-name="gr12" draw:text-style-name="P3" draw:layer="layout" svg:width="6.317cm" svg:height="1.861cm" svg:x="17.024cm" svg:y="11.721cm">
          <text:p text:style-name="P2">Place Or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965cm" svg:y1="12.738cm" svg:x2="13.851cm" svg:y2="14.065cm">
          <text:p/>
        </draw:line>
      </draw:page>
      <draw:page draw:name="page2" draw:style-name="dp1" draw:master-page-name="Default">
        <draw:g draw:style-name="gr1">
          <draw:custom-shape draw:style-name="gr13" draw:text-style-name="P1" draw:layer="layout" svg:width="24.047cm" svg:height="18.741cm" svg:x="9.134cm" svg:y="4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1" draw:layer="layout" svg:x1="9.134cm" svg:y1="5.574cm" svg:x2="22.96cm" svg:y2="5.574cm">
            <text:p/>
          </draw:line>
          <draw:line draw:style-name="gr5" draw:text-style-name="P1" draw:layer="layout" svg:x1="23.562cm" svg:y1="4.682cm" svg:x2="23.562cm" svg:y2="5.277cm">
            <text:p/>
          </draw:line>
          <draw:line draw:style-name="gr5" draw:text-style-name="P1" draw:layer="layout" svg:x1="22.96cm" svg:y1="5.575cm" svg:x2="23.563cm" svg:y2="5.277cm">
            <text:p/>
          </draw:line>
        </draw:g>
        <draw:frame draw:style-name="gr10" draw:text-style-name="P5" draw:layer="layout" svg:width="14.669cm" svg:height="1.631cm" svg:x="9.414cm" svg:y="4.682cm">
          <draw:text-box>
            <text:p text:style-name="P4">Domain model: Home-stay reservation system</text:p>
          </draw:text-box>
        </draw:frame>
        <draw:g draw:style-name="gr1">
          <draw:custom-shape draw:style-name="gr14" draw:text-style-name="P1" draw:layer="layout" svg:width="4.576cm" svg:height="4.94cm" svg:x="9.594cm" svg:y="7.1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9.594cm" svg:y1="8.024cm" svg:x2="14.17cm" svg:y2="8.024cm">
            <text:p/>
          </draw:line>
        </draw:g>
        <draw:frame draw:style-name="gr15" draw:text-style-name="P5" draw:layer="layout" svg:width="4.067cm" svg:height="0.941cm" svg:x="9.849cm" svg:y="7.152cm">
          <draw:text-box>
            <text:p text:style-name="P4">FoodItem</text:p>
          </draw:text-box>
        </draw:frame>
        <draw:frame draw:style-name="gr16" draw:text-style-name="P5" draw:layer="layout" svg:width="3.813cm" svg:height="3.487cm" svg:x="9.849cm" svg:y="8.314cm">
          <draw:text-box>
            <text:p text:style-name="P4">Number</text:p>
            <text:p text:style-name="P4">Price</text:p>
          </draw:text-box>
        </draw:frame>
        <draw:g draw:style-name="gr1">
          <draw:custom-shape draw:style-name="gr17" draw:text-style-name="P1" draw:layer="layout" svg:width="5.037cm" svg:height="5.249cm" svg:x="18.495cm" svg:y="10.26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8.495cm" svg:y1="11.19cm" svg:x2="23.531cm" svg:y2="11.19cm">
            <text:p/>
          </draw:line>
        </draw:g>
        <draw:g draw:style-name="gr1">
          <draw:custom-shape draw:style-name="gr17" draw:text-style-name="P1" draw:layer="layout" svg:width="5.037cm" svg:height="5.249cm" svg:x="26.603cm" svg:y="7.347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26.603cm" svg:y1="8.273cm" svg:x2="31.639cm" svg:y2="8.273cm">
            <text:p/>
          </draw:line>
        </draw:g>
        <draw:g draw:style-name="gr1">
          <draw:custom-shape draw:style-name="gr17" draw:text-style-name="P1" draw:layer="layout" svg:width="5.037cm" svg:height="5.249cm" svg:x="18.495cm" svg:y="10.26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8.495cm" svg:y1="11.19cm" svg:x2="23.531cm" svg:y2="11.19cm">
            <text:p/>
          </draw:line>
        </draw:g>
        <draw:frame draw:style-name="gr15" draw:text-style-name="P5" draw:layer="layout" svg:width="4.477cm" svg:height="0.941cm" svg:x="18.647cm" svg:y="10.239cm">
          <draw:text-box>
            <text:p text:style-name="P4">Order</text:p>
          </draw:text-box>
        </draw:frame>
        <draw:frame draw:style-name="gr18" draw:text-style-name="P5" draw:layer="layout" svg:width="4.676cm" svg:height="3.705cm" svg:x="18.658cm" svg:y="11.581cm">
          <draw:text-box>
            <text:p text:style-name="P4">ScheduleTime</text:p>
            <text:p text:style-name="P4"/>
            <text:p text:style-name="P4">Status</text:p>
          </draw:text-box>
        </draw:frame>
        <draw:frame draw:style-name="gr18" draw:text-style-name="P5" draw:layer="layout" svg:width="4.689cm" svg:height="3.705cm" svg:x="26.994cm" svg:y="8.387cm">
          <draw:text-box>
            <text:p text:style-name="P4">Name</text:p>
            <text:p text:style-name="P4"/>
            <text:p text:style-name="P4">Address</text:p>
            <text:p text:style-name="P4"/>
          </draw:text-box>
        </draw:frame>
        <draw:frame draw:style-name="gr15" draw:text-style-name="P5" draw:layer="layout" svg:width="4.477cm" svg:height="0.941cm" svg:x="26.715cm" svg:y="7.451cm">
          <draw:text-box>
            <text:p text:style-name="P4">User</text:p>
          </draw:text-box>
        </draw:frame>
        <draw:custom-shape draw:style-name="gr19" draw:text-style-name="P1" draw:layer="layout" svg:width="5.037cm" svg:height="3.602cm" svg:x="18.407cm" svg:y="17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8.408cm" svg:y1="18.874cm" svg:x2="23.444cm" svg:y2="18.874cm">
          <text:p/>
        </draw:line>
        <draw:frame draw:style-name="gr15" draw:text-style-name="P5" draw:layer="layout" svg:width="4.477cm" svg:height="0.941cm" svg:x="18.647cm" svg:y="17.949cm">
          <draw:text-box>
            <text:p text:style-name="P4">Payment</text:p>
          </draw:text-box>
        </draw:frame>
        <draw:frame draw:style-name="gr18" draw:text-style-name="P5" draw:layer="layout" svg:width="4.197cm" svg:height="3.705cm" svg:x="18.647cm" svg:y="19.193cm">
          <draw:text-box>
            <text:p text:style-name="P4">Amount</text:p>
          </draw:text-box>
        </draw:frame>
        <draw:line draw:style-name="gr5" draw:text-style-name="P1" draw:layer="layout" svg:x1="20.886cm" svg:y1="15.488cm" svg:x2="20.886cm" svg:y2="17.649cm">
          <text:p/>
        </draw:line>
        <draw:line draw:style-name="gr5" draw:text-style-name="P1" draw:layer="layout" svg:x1="14.17cm" svg:y1="11.783cm" svg:x2="18.367cm" svg:y2="11.783cm">
          <text:p/>
        </draw:line>
        <draw:line draw:style-name="gr5" draw:text-style-name="P1" draw:layer="layout" svg:x1="23.507cm" svg:y1="11.783cm" svg:x2="26.641cm" svg:y2="11.79cm">
          <text:p/>
        </draw:line>
        <draw:frame draw:style-name="gr20" draw:text-style-name="P7" draw:layer="layout" svg:width="7.087cm" svg:height="1.275cm" svg:x="13.946cm" svg:y="11.025cm">
          <draw:text-box>
            <text:p text:style-name="P6"><text:span text:style-name="T1">1-*</text:span><text:span text:style-name="T1"><text:tab/></text:span><text:span text:style-name="T1">Place</text:span><text:span text:style-name="T1"><text:tab/></text:span><text:span text:style-name="T1"> <text:s text:c="5"/>1</text:span></text:p>
          </draw:text-box>
        </draw:frame>
        <draw:frame draw:style-name="gr21" draw:text-style-name="P7" draw:layer="layout" svg:width="4.168cm" svg:height="1.24cm" svg:x="22.923cm" svg:y="10.918cm">
          <draw:text-box>
            <text:p text:style-name="P6"><text:span text:style-name="T1"><text:s text:c="4"/></text:span><text:span text:style-name="T1">1-*</text:span><text:span text:style-name="T1"><text:tab/></text:span><text:span text:style-name="T1">Make <text:s text:c="4"/>1</text:span></text:p>
          </draw:text-box>
        </draw:frame>
        <draw:frame draw:style-name="gr20" draw:text-style-name="P7" draw:layer="layout" svg:width="4.168cm" svg:height="1.275cm" svg:x="17.922cm" svg:y="16.111cm">
          <draw:text-box>
            <text:p text:style-name="P6"><text:span text:style-name="T1"><text:tab/></text:span><text:span text:style-name="T1">Paid_by</text:span><text:span text:style-name="T1"><text:tab/></text:span></text:p>
          </draw:text-box>
        </draw:frame>
        <draw:frame draw:style-name="gr22" draw:text-style-name="P7" draw:layer="layout" svg:width="0.756cm" svg:height="0.763cm" svg:x="21.073cm" svg:y="15.658cm">
          <draw:text-box>
            <text:p text:style-name="P6"><text:span text:style-name="T1">1</text:span></text:p>
          </draw:text-box>
        </draw:frame>
        <draw:frame draw:style-name="gr22" draw:text-style-name="P7" draw:layer="layout" svg:width="0.756cm" svg:height="0.763cm" svg:x="21.073cm" svg:y="17.02cm">
          <draw:text-box>
            <text:p text:style-name="P6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2.54cm" fo:margin-right="2.54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28:58.243000000</meta:creation-date>
    <dc:date>2023-07-19T11:29:23.113841784</dc:date>
    <meta:editing-duration>PT50M29S</meta:editing-duration>
    <meta:editing-cycles>4</meta:editing-cycles>
    <meta:generator>LibreOffice/7.5.4.2$MacOSX_X86_64 LibreOffice_project/36ccfdc35048b057fd9854c757a8b67ec53977b6</meta:generator>
    <meta:document-statistic meta:object-count="73"/>
  </office:meta>
</office:document-meta>
</file>